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ject charter (Escola 1.0)</text:h>
      <text:h text:style-name="P2" text:outline-level="2">Título do projeto e descrição</text:h>
      <text:p text:style-name="P3">O projeto <text:span text:style-name="T1">Escola 1.0</text:span> oferecerá um subconjunto das funcionalidades definidas ao longo da especialização em Análise e Projeto de Sistemas de Informação. Detalhes da funcionalidade serão fornecidos no escopo pelo gerente de projeto.</text:p>
      <text:h text:style-name="P2" text:outline-level="2">Gerente do projeto</text:h>
      <text:p text:style-name="P3">Fábio Nogueira de Lucena tem autoridade de patrocinador e representa interesses do usuário no presente projeto. </text:p>
      <text:h text:style-name="P2" text:outline-level="2">Necessidade do negócio</text:h>
      <text:p text:style-name="P3">O curso de especialização em Análise e Projeto de Sistemas de Informação exige a apresentação e defesa de trabalho final de cada estudante. Cada estudante só receberá o título de especialista mediante aprovação do correspondente trabalho final. O desenvolvimento do Escola é um meio de avaliação dos estudantes. O desempenho das atividades atribuídas a cada estudante será empregado como avaliação do trabalho final do estudante em questão. A avaliação será realizada ao longo da execução do presente projeto e poderá ser acompanhada por todo membro do projeto. Novamente, a avaliação será baseada no desempenho de cada estudante na execução das atividades a ele atribuídas.</text:p>
      <text:h text:style-name="P2" text:outline-level="2">Justificativa</text:h>
      <text:p text:style-name="P3">O presente projeto permite trabalho conjunto entre estudantes e/ou necessidade de integração entre os trabalhos individuais produzidas, o que suscita um cenário mais próximo de desenvolvimento de software. Neste cenário é importante identificar o desprendimento de cada estudante e sua forma de interação com dificuldades naturais de desenvolvimento de software, o que permitirá avaliar suas habilidades de forma precisa. </text:p>
      <text:h text:style-name="P2" text:outline-level="2">Recursos</text:h>
      <text:p text:style-name="P3">Todos os estudantes (recursos humanos) disponibilizarão um total de 10 horas semanais para a consecução do presente projeto. Recursos de infra-estrutura, alguns deles, serão disponibilizados pelo portal <text:a xlink:type="simple" xlink:href="http://escola.berlios.de/">http://escola.berlios.de</text:a>. Recursos materiais necessários (computadores, acesso à rede Internet e outros) estarão disponíveis por meio dos laboratórios do Instituto de Informática. <text:s/></text:p>
      <text:h text:style-name="Heading_20_2" text:outline-level="2">Requisitos (do projeto e do produto)</text:h>
      <text:p text:style-name="P3">O subconjunto funcional definido para a primeira versão do Escola deverá estar disponível para uso via web. Toda a funcionalidade estabelecida será verificada pelo usuário como critério de aceitação. Para cada funcionalidade deverá ser definido o teste de aceitação correspondente. A interface com o usuário deve ser agradável e de fácil uso. Estão previstas reuniões de freqüência compatível com a necessidade (toda a equipe tem o compromisso de comparecer). </text:p>
      <text:h text:style-name="Heading_20_2" text:outline-level="2">Produtos</text:h>
      <text:p text:style-name="P3">Principais produtos incluem o código fonte dos componentes do Escola (versão 1.0), código binário correspondente, documentação do código, scripts necessários para a geração de binários, arquivos necessários para futura manutenção do software e artefatos em geral (tanto pertinente ao produto quanto pertinente ao projeto). Embora estes elementos sejam os mínimos, outros poderão ser acrescentados conforme o escopo a ser produzido pelo gerente do projeto.</text:p>
      <text:h text:style-name="Heading_20_2" text:outline-level="2">Restrições (e suposições)</text:h>
      <text:p text:style-name="P3">Duração máxima de 6 meses. A data final de entrega, não prorrogável, é 5 de novembro de 2007. Neste período, o esforço disponível é de 10 horas semanais para cada membro do projeto. As 10 horas semanais serão cumpridas, em boa parte, em local distinto do Instituto de Informática, sem prejuízo de acesso aos recursos necessários e da comunicação necessária.</text:p>
      <text:p text:style-name="Text_20_body"/>
      <text:p text:style-name="P4">________________________________</text:p>
      <text:p text:style-name="P4">Cedric Luiz de Carvalho<text:line-break/>(patrocinador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 a</meta:initial-creator>
    <meta:creation-date>2007-04-24T09:31:23</meta:creation-date>
    <dc:date>2007-05-05T09:45:05</dc:date>
    <dc:language>pt-BR</dc:language>
    <meta:editing-cycles>50</meta:editing-cycles>
    <meta:editing-duration>PT1H1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490" meta:character-count="3361"/>
  </office:meta>
</office:document-meta>
</file>